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color="#5c2d91" loext:opacity="100%" fo:font-size="16pt" fo:font-weight="bold" style:font-weight-asian="bold" style:font-weight-complex="bold"/>
    </style:style>
    <style:style style:name="P2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</style:style>
    <style:style style:name="P3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style:font-weight-asian="bold" style:font-weight-complex="bold"/>
    </style:style>
    <style:style style:name="P4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fo:background-color="transparent"/>
    </style:style>
    <style:style style:name="P5" style:family="paragraph" style:parent-style-name="Text_20_body">
      <style:text-properties style:use-window-font-color="true" loext:opacity="0%" fo:background-color="transparent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style:use-window-font-color="true" loext:opacity="0%" fo:background-color="transparent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style:use-window-font-color="true" loext:opacity="0%" officeooo:rsid="002824db" officeooo:paragraph-rsid="002824db" fo:background-color="transparent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text-properties style:font-name="Droid Sans Mono1" fo:font-size="10.5pt" officeooo:rsid="0027495c" officeooo:paragraph-rsid="0027495c" style:font-size-asian="10.5pt" style:font-size-complex="10.5pt"/>
    </style:style>
    <style:style style:name="P10" style:family="paragraph" style:parent-style-name="Text_20_body">
      <style:text-properties style:font-name="Droid Sans Mono1" fo:font-size="10.5pt" officeooo:rsid="002b2135" officeooo:paragraph-rsid="002b2135" style:font-size-asian="10.5pt" style:font-size-complex="10.5pt"/>
    </style:style>
    <style:style style:name="P11" style:family="paragraph" style:parent-style-name="Text_20_body">
      <style:text-properties style:font-name="Droid Sans Mono1" fo:font-size="10.5pt" officeooo:rsid="0029cbcd" officeooo:paragraph-rsid="0029cbcd" style:font-size-asian="10.5pt" style:font-size-complex="10.5pt"/>
    </style:style>
    <style:style style:name="P12" style:family="paragraph" style:parent-style-name="Text_20_body">
      <style:text-properties style:font-name="Droid Sans Mono1" fo:font-size="10.5pt" officeooo:paragraph-rsid="00256fb8" style:font-size-asian="10.5pt" style:font-size-complex="10.5pt"/>
    </style:style>
    <style:style style:name="P13" style:family="paragraph" style:parent-style-name="Text_20_body">
      <style:text-properties style:font-name="Droid Sans Mono1" fo:font-size="10.5pt" style:font-size-asian="10.5pt" style:font-size-complex="10.5pt"/>
    </style:style>
    <style:style style:name="P14" style:family="paragraph" style:parent-style-name="Standard">
      <style:paragraph-properties style:line-height-at-least="0.198in"/>
      <style:text-properties fo:color="#808080" loext:opacity="100%" style:font-name="Droid Sans Mono" fo:font-size="10.5pt" fo:font-weight="normal" fo:background-color="#1e1e1e"/>
    </style:style>
    <style:style style:name="P15" style:family="paragraph" style:parent-style-name="Standard">
      <style:text-properties fo:color="#000000" loext:opacity="100%" style:font-name="Droid Sans Mono" fo:font-size="10.5pt" fo:font-weight="normal" officeooo:rsid="002bf0b3" officeooo:paragraph-rsid="002bf0b3" fo:background-color="transparent"/>
    </style:style>
    <style:style style:name="P1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17" style:family="paragraph" style:parent-style-name="Text_20_body">
      <style:text-properties officeooo:rsid="002bf0b3" officeooo:paragraph-rsid="002bf0b3"/>
    </style:style>
    <style:style style:name="P18" style:family="paragraph" style:parent-style-name="Text_20_body">
      <style:text-properties style:font-name="Droid Sans Mono1" fo:font-size="10.5pt" officeooo:rsid="002bf0b3" officeooo:paragraph-rsid="002bf0b3" style:font-size-asian="10.5pt" style:font-size-complex="10.5pt"/>
    </style:style>
    <style:style style:name="P19" style:family="paragraph" style:parent-style-name="Text_20_body">
      <style:text-properties style:font-name="Droid Sans Mono1" fo:font-size="10.5pt" officeooo:rsid="002d8bb0" officeooo:paragraph-rsid="002d8bb0" style:font-size-asian="10.5pt" style:font-size-complex="10.5pt"/>
    </style:style>
    <style:style style:name="P20" style:family="paragraph" style:parent-style-name="Text_20_body">
      <style:text-properties fo:color="#000000" loext:opacity="100%" officeooo:rsid="002bf0b3" officeooo:paragraph-rsid="002bf0b3" fo:background-color="transparent"/>
    </style:style>
    <style:style style:name="P21" style:family="paragraph" style:parent-style-name="Text_20_body">
      <loext:graphic-properties draw:fill="solid" draw:fill-color="#cccccc" draw:opacity="100%"/>
      <style:paragraph-properties fo:text-align="center" style:justify-single-word="false" fo:background-color="#cccccc"/>
      <style:text-properties fo:color="#21409a" loext:opacity="100%" fo:font-weight="bold" officeooo:paragraph-rsid="002d8bb0" style:font-weight-asian="bold" style:font-weight-complex="bold"/>
    </style:style>
    <style:style style:name="P22" style:family="paragraph" style:parent-style-name="Text_20_body">
      <loext:graphic-properties draw:fill="solid" draw:fill-color="#cccccc" draw:opacity="100%"/>
      <style:paragraph-properties fo:text-align="start" style:justify-single-word="false" fo:background-color="#cccccc"/>
      <style:text-properties fo:color="#21409a" loext:opacity="100%" style:font-name="Droid Sans Mono1" fo:font-size="10.5pt" fo:font-weight="bold" officeooo:paragraph-rsid="002d8bb0" style:font-size-asian="10.5pt" style:font-weight-asian="bold" style:font-size-complex="10.5pt" style:font-weight-complex="bold"/>
    </style:style>
    <style:style style:name="T1" style:family="text">
      <style:text-properties fo:color="#21409a" loext:opacity="100%" fo:font-weight="bold" style:font-weight-asian="bold" style:font-weight-complex="bold"/>
    </style:style>
    <style:style style:name="T2" style:family="text">
      <style:text-properties officeooo:rsid="00256fb8"/>
    </style:style>
    <style:style style:name="T3" style:family="text">
      <style:text-properties fo:font-variant="normal" fo:text-transform="none" style:font-name="Droid Sans Mono" fo:font-size="10.5pt" fo:letter-spacing="normal" fo:font-style="normal" fo:font-weight="normal"/>
    </style:style>
    <style:style style:name="T4" style:family="text">
      <style:text-properties fo:font-variant="normal" fo:text-transform="none" style:font-name="Droid Sans Mono" fo:font-size="10.5pt" fo:letter-spacing="normal" fo:font-style="normal" fo:font-weight="normal" officeooo:rsid="0026f0f7"/>
    </style:style>
    <style:style style:name="T5" style:family="text">
      <style:text-properties fo:font-variant="normal" fo:text-transform="none" style:font-name="Droid Sans Mono" fo:font-size="10.5pt" fo:letter-spacing="normal" fo:font-style="normal" fo:font-weight="normal" officeooo:rsid="0027495c"/>
    </style:style>
    <style:style style:name="T6" style:family="text">
      <style:text-properties fo:font-variant="normal" fo:text-transform="none" fo:letter-spacing="normal"/>
    </style:style>
    <style:style style:name="T7" style:family="text">
      <style:text-properties fo:font-variant="normal" fo:text-transform="none" style:use-window-font-color="true" loext:opacity="0%" style:font-name="Droid Sans Mono" fo:font-size="10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style:use-window-font-color="true" loext:opacity="0%" fo:letter-spacing="normal" fo:background-color="transparent" loext:char-shading-value="0"/>
    </style:style>
    <style:style style:name="T9" style:family="text">
      <style:text-properties officeooo:rsid="002b2135"/>
    </style:style>
    <style:style style:name="T10" style:family="text">
      <style:text-properties officeooo:rsid="002bf0b3"/>
    </style:style>
    <style:style style:name="T11" style:family="text">
      <style:text-properties fo:color="#000000" loext:opacity="100%" fo:font-weight="normal" officeooo:rsid="002d8bb0" fo:background-color="#ffffff" loext:char-shading-value="0" style:font-weight-asian="normal" style:font-weight-complex="normal"/>
    </style:style>
    <style:style style:name="T12" style:family="text">
      <style:text-properties officeooo:rsid="002d8bb0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aso de Selectores en CSS</text:p>
      <text:p text:style-name="Standard"/>
      <text:p text:style-name="Standard">Escribe el html que corresponda con los selectores css indicados en el enunciado.</text:p>
      <text:p text:style-name="Standard"/>
      <text:p text:style-name="P2"><text:s/><text:span text:style-name="T1">.primero{} </text:span></text:p>
      <text:p text:style-name="P13">&lt;p class="primero"&gt;hola&lt;/p&gt;</text:p>
      <text:p text:style-name="P13">&lt;section class="primero"&gt;adiós&lt;/section&gt;</text:p>
      <text:p text:style-name="Text_20_body"/>
      <text:p text:style-name="P3">p.primero{} </text:p>
      <text:p text:style-name="P12">&lt;p class="primero"&gt;hola&lt;/p&gt;</text:p>
      <text:p text:style-name="P13"/>
      <text:p text:style-name="P3">p.primero , p.segundo{}</text:p>
      <text:p text:style-name="P12">&lt;p class="primero"&gt;hola&lt;/p&gt;</text:p>
      <text:p text:style-name="P12">&lt;p class="<text:span text:style-name="T2">segundo</text:span>"&gt;<text:span text:style-name="T2">quetal</text:span>&lt;/p&gt;</text:p>
      <text:p text:style-name="P13"/>
      <text:p text:style-name="P3">p.primero.segundo{} </text:p>
      <text:p text:style-name="Text_20_body"/>
      <text:p text:style-name="P4">&lt;p class="primero segundo"&gt;hola&lt;/p&gt;</text:p>
      <text:p text:style-name="P14"/>
      <text:p text:style-name="P3">section.primero{} </text:p>
      <text:p text:style-name="Text_20_body"/>
      <text:p text:style-name="P4">&lt;section class="primero"&gt;HOooooola&lt;/section&gt;</text:p>
      <text:p text:style-name="P5"/>
      <text:p text:style-name="P3">#paco{ } </text:p>
      <text:p text:style-name="P6"><text:span text:style-name="T3">&lt;</text:span><text:span text:style-name="T4">element </text:span><text:span text:style-name="T3">id="paco"&gt;</text:span><text:span text:style-name="T4">hola&lt;/p&gt;</text:span></text:p>
      <text:p text:style-name="P3">p#moco{} </text:p>
      <text:p text:style-name="P8"><text:span text:style-name="T7">&lt;p</text:span><text:span text:style-name="T8"> </text:span><text:span text:style-name="T7">id="moco"&gt;</text:span></text:p>
      <text:p text:style-name="P3">.primero span{ } </text:p>
      <text:p text:style-name="P6"><text:span text:style-name="T3">&lt;element</text:span><text:span text:style-name="T6"> </text:span><text:span text:style-name="T3">class="primero"&gt;</text:span><text:line-break/><text:span text:style-name="T6">…</text:span><text:line-break/><text:span text:style-name="T3">&lt;span&gt;</text:span></text:p>
      <text:p text:style-name="Text_20_body"/>
      <text:p text:style-name="P3">.primero &gt; span{ } </text:p>
      <text:p text:style-name="P6"><text:span text:style-name="T3">&lt;element</text:span><text:span text:style-name="T6"> </text:span><text:span text:style-name="T3">class="primero"&gt;</text:span><text:line-break/><text:span text:style-name="T3">&lt;span&gt;</text:span></text:p>
      <text:p text:style-name="Text_20_body"/>
      <text:p text:style-name="P3"><text:soft-page-break/>p.primero + a.enlacePrincipal</text:p>
      <text:p text:style-name="P6"><text:span text:style-name="T3">&lt;p</text:span><text:span text:style-name="T6"> </text:span><text:span text:style-name="T3">class="primero"&gt;</text:span><text:line-break/><text:span text:style-name="T3">&lt;a</text:span><text:span text:style-name="T6"> </text:span><text:span text:style-name="T3">class="enlacePrincipal"&gt;</text:span></text:p>
      <text:p text:style-name="P3">p.primero ~ a.enlacePrincipal</text:p>
      <text:p text:style-name="P6"><text:span text:style-name="T3">&lt;p</text:span><text:span text:style-name="T6"> </text:span><text:span text:style-name="T3">class="primero"&gt;</text:span><text:line-break/><text:span text:style-name="T6">⋮</text:span><text:line-break/><text:span text:style-name="T3">&lt;a</text:span><text:span text:style-name="T6"> </text:span><text:span text:style-name="T3">class="enlacePrincipal"&gt;</text:span></text:p>
      <text:p text:style-name="Text_20_body"/>
      <text:p text:style-name="P3">p:first-letter {}</text:p>
      <text:p text:style-name="P6"><text:span text:style-name="T3">&lt;p&gt; </text:span><text:span text:style-name="T5">Coge la primera letra de p</text:span></text:p>
      <text:p text:style-name="P3">h2 + p::first-letter {}</text:p>
      <text:p text:style-name="P9">&lt;h2&gt;&lt;/h2&gt;</text:p>
      <text:p text:style-name="P9">&lt;p&gt;&lt;/p&gt;</text:p>
      <text:p text:style-name="P9"><text:s/>coge h2 y la primera letra de p</text:p>
      <text:p text:style-name="P3">p::first-line {}</text:p>
      <text:p text:style-name="P7"><text:span text:style-name="T3">&lt;p&gt; </text:span><text:span text:style-name="T5">Coge la primera l</text:span><text:span text:style-name="T3">inea</text:span><text:span text:style-name="T5"> de p</text:span></text:p>
      <text:p text:style-name="P3"><text:s/>p:not(.azul ) {}</text:p>
      <text:p text:style-name="P11">Selecciona todas las p que no sean de clase azul</text:p>
      <text:p text:style-name="P3">p:nth-child(2) {}</text:p>
      <text:p text:style-name="P11">Selecciona <text:span text:style-name="T9">el segundo hijo de p</text:span></text:p>
      <text:p text:style-name="P11">&lt;<text:span text:style-name="T9">p&gt;&lt;/p&gt;</text:span></text:p>
      <text:p text:style-name="P11">&lt;<text:span text:style-name="T9">p&gt;&lt;/p&gt;&lt;----Este</text:span></text:p>
      <text:p text:style-name="P3">p:last-child {}</text:p>
      <text:p text:style-name="P10">Selecciona el ultimo hijo de p</text:p>
      <text:p text:style-name="P10">&lt;p&gt;&lt;/p&gt;</text:p>
      <text:p text:style-name="P10">&lt;p&gt;&lt;/p&gt;</text:p>
      <text:p text:style-name="P10">&lt;p&gt;&lt;/p&gt;</text:p>
      <text:p text:style-name="P10">&lt;p&gt;&lt;/p&gt;&lt;-------Este</text:p>
      <text:p text:style-name="P3">p:last-of-type {}</text:p>
      <text:p text:style-name="P18">Selecciona el ultimo elemento de su tipo entre elementos hermanos</text:p>
      <text:p text:style-name="P3">p:only-child {}</text:p>
      <text:p text:style-name="P17">Selecciona un elemento que no tiene hermanos</text:p>
      <text:p text:style-name="P15">&lt;ul&gt;</text:p>
      <text:p text:style-name="P16">&lt;li&gt;&lt;/li&gt;</text:p>
      <text:p text:style-name="P16">&lt;li&gt;&lt;/li&gt;</text:p>
      <text:p text:style-name="P16"><text:soft-page-break/>&lt;li&gt;&lt;/li&gt;</text:p>
      <text:p text:style-name="P16">&lt;/ul&gt;</text:p>
      <text:p text:style-name="P16"/>
      <text:p text:style-name="P16">&lt;ul&gt;</text:p>
      <text:p text:style-name="P16">&lt;li&gt;&lt;/li&gt;&lt;------------<text:span text:style-name="T10">Este</text:span></text:p>
      <text:p text:style-name="P16">&lt;/ul&gt;</text:p>
      <text:p text:style-name="P20"/>
      <text:p text:style-name="P3">span .primero {} </text:p>
      <text:p text:style-name="P18">&lt;span&gt;</text:p>
      <text:p text:style-name="P18">&lt;p class=”primero”&gt;&lt;/p&gt;</text:p>
      <text:p text:style-name="P18">&lt;/span&gt;</text:p>
      <text:p text:style-name="P3">input:disabled</text:p>
      <text:p text:style-name="P18">Inhabilita un input de un formulario</text:p>
      <text:p text:style-name="P3">.primero.parding{ }</text:p>
      <text:p text:style-name="P18">Los que tengan las dos clases</text:p>
      <text:p text:style-name="P18">&lt;p class=”primero parding”&gt;&lt;/p&gt;</text:p>
      <text:p text:style-name="P2"><text:span text:style-name="T1">a.pulsado[href</text:span>^<text:span text:style-name="T1">=”https”]</text:span></text:p>
      <text:p text:style-name="P19">Elementos a de la clase pulsado con href que comience por https</text:p>
      <text:p text:style-name="P3">a.pulsado[href$=”com”]</text:p>
      <text:p text:style-name="P19">Elementos a de la clase pulsado con href que termine por com</text:p>
      <text:p text:style-name="P21">:checked {}</text:p>
      <text:p text:style-name="P22"><text:span text:style-name="T11">Cuando esta seleccionado o marcado un input de tipo radio o checkbox <text:s text:c="3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3:20:52.688746373</meta:creation-date>
    <dc:date>2022-10-18T12:56:14.089718375</dc:date>
    <meta:editing-duration>PT1H40M59S</meta:editing-duration>
    <meta:editing-cycles>18</meta:editing-cycles>
    <meta:generator>LibreOffice/7.3.5.2$Linux_X86_64 LibreOffice_project/30$Build-2</meta:generator>
    <meta:document-statistic meta:table-count="0" meta:image-count="0" meta:object-count="0" meta:page-count="3" meta:paragraph-count="73" meta:word-count="240" meta:character-count="1798" meta:non-whitespace-character-count="1587"/>
  </office:meta>
</office:document-meta>
</file>